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Ba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&quot;;[.E2];&quot; &quot;;[.B2])" office:value-type="string" office:string-value="ip route 10.11.22.0 255.255.255.0 ">
            <text:p>ip route 10.11.22.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&quot;;[.E3];&quot; &quot;;[.B3])" office:value-type="string" office:string-value="ip route 10.11.23.0 255.255.255.0 ">
            <text:p>ip route 10.11.23.0 255.255.255.0 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&quot;;[.E4];&quot;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&quot;;[.E5];&quot; &quot;;[.B5])" office:value-type="string" office:string-value="ip route 10.134.13.128 255.255.255.224 ">
            <text:p>ip route 10.134.13.128 255.255.255.224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&quot;;[.E6];&quot; &quot;;[.B6])" office:value-type="string" office:string-value="ip route 10.134.13.160 255.255.255.224 ">
            <text:p>ip route 10.134.13.160 255.255.255.224 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&quot;;[.E7];&quot; &quot;;[.B7])" office:value-type="string" office:string-value="ip route 10.134.13.28 255.255.255.252 ">
            <text:p>ip route 10.134.13.28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&quot;;[.E8];&quot; &quot;;[.B8])" office:value-type="string" office:string-value="ip route 10.134.13.32 255.255.255.252 ">
            <text:p>ip route 10.134.13.32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&quot;;[.E9];&quot; &quot;;[.B9])" office:value-type="string" office:string-value="ip route 10.134.13.36 255.255.255.252 ">
            <text:p>ip route 10.134.13.36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&quot;;[.E10];&quot; &quot;;[.B10])" office:value-type="string" office:string-value="ip route 10.134.13.40 255.255.255.252 ">
            <text:p>ip route 10.134.13.40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&quot;;[.E11];&quot; &quot;;[.B11])" office:value-type="string" office:string-value="ip route 10.134.13.44 255.255.255.252 ">
            <text:p>ip route 10.134.13.44 255.255.255.252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&quot;;[.E12];&quot; &quot;;[.B12])" office:value-type="string" office:string-value="ip route 10.134.13.48 255.255.255.240 ">
            <text:p>ip route 10.134.13.48 255.255.255.24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&quot;;[.E13];&quot; &quot;;[.B13])" office:value-type="string" office:string-value="ip route 10.134.13.64 255.255.255.224 ">
            <text:p>ip route 10.134.13.64 255.255.255.224 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&quot;;[.E14];&quot; &quot;;[.B14])" office:value-type="string" office:string-value="ip route 10.134.13.96 255.255.255.224 ">
            <text:p>ip route 10.134.13.96 255.255.255.224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&quot;;[.E15];&quot; &quot;;[.B15])" office:value-type="string" office:string-value="ip route 10.134.5.128 255.255.255.128 ">
            <text:p>ip route 10.134.5.128 255.255.255.128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&quot;;[.E16];&quot; &quot;;[.B16])" office:value-type="string" office:string-value="ip route 10.9.12.192 255.255.255.192 ">
            <text:p>ip route 10.9.12.192 255.255.255.192 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&quot;;[.E17];&quot; &quot;;[.B17])" office:value-type="string" office:string-value="ip route 137.43.1.0 255.255.255.252 ">
            <text:p>ip route 137.43.1.0 255.255.255.252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&quot;;[.E18];&quot; &quot;;[.B18])" office:value-type="string" office:string-value="ip route 137.43.1.4 255.255.255.252 ">
            <text:p>ip route 137.43.1.4 255.255.255.252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&quot;;[.E19];&quot; &quot;;[.B19])" office:value-type="string" office:string-value="ip route 137.43.1.8 255.255.255.252 ">
            <text:p>ip route 137.43.1.8 255.255.255.252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&quot;;[.E20];&quot; &quot;;[.B20])" office:value-type="string" office:string-value="ip route 172.13.1.192 255.255.255.252 ">
            <text:p>ip route 172.13.1.192 255.255.255.252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&quot;;[.E21];&quot; &quot;;[.B21])" office:value-type="string" office:string-value="ip route 172.13.1.196 255.255.255.252 ">
            <text:p>ip route 172.13.1.196 255.255.255.252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&quot;;[.E22];&quot; &quot;;[.B22])" office:value-type="string" office:string-value="ip route 172.13.1.200 255.255.255.252 ">
            <text:p>ip route 172.13.1.200 255.255.255.252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&quot;;[.E23];&quot; &quot;;[.B23])" office:value-type="string" office:string-value="ip route 192.168.53.0 255.255.255.0 ">
            <text:p>ip route 192.168.53.0 255.255.255.0 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7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&quot;;[.E2];&quot; &quot;;[.B2])" office:value-type="string" office:string-value="ip route 10.11.22.0 255.255.255.0 172.13.1.202">
            <text:p>ip route 10.11.22.0 255.255.255.0 172.13.1.202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&quot;;[.E3];&quot; &quot;;[.B3])" office:value-type="string" office:string-value="ip route 10.11.23.0 255.255.255.0 10.134.13.45">
            <text:p>ip route 10.11.23.0 255.255.255.0 10.134.13.45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&quot;;[.E4];&quot;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&quot;;[.E5];&quot; &quot;;[.B5])" office:value-type="string" office:string-value="ip route 10.134.13.128 255.255.255.224 ">
            <text:p>ip route 10.134.13.128 255.255.255.224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&quot;;[.E6];&quot; &quot;;[.B6])" office:value-type="string" office:string-value="ip route 10.134.13.160 255.255.255.224 172.13.1.202">
            <text:p>ip route 10.134.13.160 255.255.255.224 172.13.1.202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&quot;;[.E7];&quot; &quot;;[.B7])" office:value-type="string" office:string-value="ip route 10.134.13.28 255.255.255.252 ">
            <text:p>ip route 10.134.13.28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&quot;;[.E8];&quot; &quot;;[.B8])" office:value-type="string" office:string-value="ip route 10.134.13.32 255.255.255.252 ">
            <text:p>ip route 10.134.13.32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&quot;;[.E9];&quot; &quot;;[.B9])" office:value-type="string" office:string-value="ip route 10.134.13.36 255.255.255.252 ">
            <text:p>ip route 10.134.13.36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&quot;;[.E10];&quot; &quot;;[.B10])" office:value-type="string" office:string-value="ip route 10.134.13.40 255.255.255.252 ">
            <text:p>ip route 10.134.13.40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style-name="ce2" table:formula="of:=255-[.D11]" office:value-type="float" office:value="252">
            <text:p>252</text:p>
          </table:table-cell>
          <table:table-cell table:formula="of:=CONCATENATE(&quot;ip route &quot;;[.C11];&quot; 255.255.255.&quot;;[.E11];&quot; &quot;;[.B11])" office:value-type="string" office:string-value="ip route 10.134.13.44 255.255.255.252 ">
            <text:p>ip route 10.134.13.44 255.255.255.252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&quot;;[.E12];&quot; &quot;;[.B12])" office:value-type="string" office:string-value="ip route 10.134.13.48 255.255.255.240 172.13.1.202">
            <text:p>ip route 10.134.13.48 255.255.255.240 172.13.1.202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&quot;;[.E13];&quot; &quot;;[.B13])" office:value-type="string" office:string-value="ip route 10.134.13.64 255.255.255.224 10.134.13.45">
            <text:p>ip route 10.134.13.64 255.255.255.224 10.134.13.45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&quot;;[.E14];&quot; &quot;;[.B14])" office:value-type="string" office:string-value="ip route 10.134.13.96 255.255.255.224 ">
            <text:p>ip route 10.134.13.96 255.255.255.224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&quot;;[.E15];&quot; &quot;;[.B15])" office:value-type="string" office:string-value="ip route 10.134.5.128 255.255.255.128 ">
            <text:p>ip route 10.134.5.128 255.255.255.128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&quot;;[.E16];&quot; &quot;;[.B16])" office:value-type="string" office:string-value="ip route 10.9.12.192 255.255.255.192 172.13.1.202">
            <text:p>ip route 10.9.12.192 255.255.255.192 172.13.1.202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&quot;;[.E17];&quot; &quot;;[.B17])" office:value-type="string" office:string-value="ip route 137.43.1.0 255.255.255.252 ">
            <text:p>ip route 137.43.1.0 255.255.255.252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&quot;;[.E18];&quot; &quot;;[.B18])" office:value-type="string" office:string-value="ip route 137.43.1.4 255.255.255.252 ">
            <text:p>ip route 137.43.1.4 255.255.255.252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&quot;;[.E19];&quot; &quot;;[.B19])" office:value-type="string" office:string-value="ip route 137.43.1.8 255.255.255.252 ">
            <text:p>ip route 137.43.1.8 255.255.255.252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&quot;;[.E20];&quot; &quot;;[.B20])" office:value-type="string" office:string-value="ip route 172.13.1.192 255.255.255.252 ">
            <text:p>ip route 172.13.1.192 255.255.255.252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&quot;;[.E21];&quot; &quot;;[.B21])" office:value-type="string" office:string-value="ip route 172.13.1.196 255.255.255.252 ">
            <text:p>ip route 172.13.1.196 255.255.255.252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&quot;;[.E22];&quot; &quot;;[.B22])" office:value-type="string" office:string-value="ip route 172.13.1.200 255.255.255.252 ">
            <text:p>ip route 172.13.1.200 255.255.255.252 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&quot;;[.E23];&quot; &quot;;[.B23])" office:value-type="string" office:string-value="ip route 192.168.53.0 255.255.255.0 10.134.13.45">
            <text:p>ip route 192.168.53.0 255.255.255.0 10.134.13.45</text:p>
          </table:table-cell>
        </table:table-row>
      </table:table>
      <table:table table:name="R9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&quot;;[.E2];&quot; &quot;;[.B2])" office:value-type="string" office:string-value="ip route 10.11.22.0 255.255.255.0 10.134.13.42">
            <text:p>ip route 10.11.22.0 255.255.255.0 10.134.13.42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&quot;;[.E3];&quot; &quot;;[.B3])" office:value-type="string" office:string-value="ip route 10.11.23.0 255.255.255.0 ">
            <text:p>ip route 10.11.23.0 255.255.255.0 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&quot;;[.E4];&quot;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&quot;;[.E5];&quot; &quot;;[.B5])" office:value-type="string" office:string-value="ip route 10.134.13.128 255.255.255.224 ">
            <text:p>ip route 10.134.13.128 255.255.255.224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&quot;;[.E6];&quot; &quot;;[.B6])" office:value-type="string" office:string-value="ip route 10.134.13.160 255.255.255.224 10.134.13.42">
            <text:p>ip route 10.134.13.160 255.255.255.224 10.134.13.42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&quot;;[.E7];&quot; &quot;;[.B7])" office:value-type="string" office:string-value="ip route 10.134.13.28 255.255.255.252 ">
            <text:p>ip route 10.134.13.28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&quot;;[.E8];&quot; &quot;;[.B8])" office:value-type="string" office:string-value="ip route 10.134.13.32 255.255.255.252 ">
            <text:p>ip route 10.134.13.32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&quot;;[.E9];&quot; &quot;;[.B9])" office:value-type="string" office:string-value="ip route 10.134.13.36 255.255.255.252 ">
            <text:p>ip route 10.134.13.36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&quot;;[.E10];&quot; &quot;;[.B10])" office:value-type="string" office:string-value="ip route 10.134.13.40 255.255.255.252 ">
            <text:p>ip route 10.134.13.40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&quot;;[.E11];&quot; &quot;;[.B11])" office:value-type="string" office:string-value="ip route 10.134.13.44 255.255.255.252 ">
            <text:p>ip route 10.134.13.44 255.255.255.252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&quot;;[.E12];&quot; &quot;;[.B12])" office:value-type="string" office:string-value="ip route 10.134.13.48 255.255.255.240 10.134.13.42">
            <text:p>ip route 10.134.13.48 255.255.255.240 10.134.13.42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&quot;;[.E13];&quot; &quot;;[.B13])" office:value-type="string" office:string-value="ip route 10.134.13.64 255.255.255.224 ">
            <text:p>ip route 10.134.13.64 255.255.255.224 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&quot;;[.E14];&quot; &quot;;[.B14])" office:value-type="string" office:string-value="ip route 10.134.13.96 255.255.255.224 ">
            <text:p>ip route 10.134.13.96 255.255.255.224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&quot;;[.E15];&quot; &quot;;[.B15])" office:value-type="string" office:string-value="ip route 10.134.5.128 255.255.255.128 ">
            <text:p>ip route 10.134.5.128 255.255.255.128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&quot;;[.E16];&quot; &quot;;[.B16])" office:value-type="string" office:string-value="ip route 10.9.12.192 255.255.255.192 10.134.13.42">
            <text:p>ip route 10.9.12.192 255.255.255.192 10.134.13.42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&quot;;[.E17];&quot; &quot;;[.B17])" office:value-type="string" office:string-value="ip route 137.43.1.0 255.255.255.252 ">
            <text:p>ip route 137.43.1.0 255.255.255.252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&quot;;[.E18];&quot; &quot;;[.B18])" office:value-type="string" office:string-value="ip route 137.43.1.4 255.255.255.252 ">
            <text:p>ip route 137.43.1.4 255.255.255.252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&quot;;[.E19];&quot; &quot;;[.B19])" office:value-type="string" office:string-value="ip route 137.43.1.8 255.255.255.252 ">
            <text:p>ip route 137.43.1.8 255.255.255.252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&quot;;[.E20];&quot; &quot;;[.B20])" office:value-type="string" office:string-value="ip route 172.13.1.192 255.255.255.252 ">
            <text:p>ip route 172.13.1.192 255.255.255.252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&quot;;[.E21];&quot; &quot;;[.B21])" office:value-type="string" office:string-value="ip route 172.13.1.196 255.255.255.252 ">
            <text:p>ip route 172.13.1.196 255.255.255.252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&quot;;[.E22];&quot; &quot;;[.B22])" office:value-type="string" office:string-value="ip route 172.13.1.200 255.255.255.252 ">
            <text:p>ip route 172.13.1.200 255.255.255.252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&quot;;[.E23];&quot; &quot;;[.B23])" office:value-type="string" office:string-value="ip route 192.168.53.0 255.255.255.0 ">
            <text:p>ip route 192.168.53.0 255.255.255.0 </text:p>
          </table:table-cell>
        </table:table-row>
      </table:table>
      <table:table table:name="R11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&quot;;[.E2];&quot; &quot;;[.B2])" office:value-type="string" office:string-value="ip route 10.11.22.0 255.255.255.0 10.134.13.30">
            <text:p>ip route 10.11.22.0 255.255.255.0 10.134.13.30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&quot;;[.E3];&quot; &quot;;[.B3])" office:value-type="string" office:string-value="ip route 10.11.23.0 255.255.255.0 10.134.13.37">
            <text:p>ip route 10.11.23.0 255.255.255.0 10.134.13.37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&quot;;[.E4];&quot;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&quot;;[.E5];&quot; &quot;;[.B5])" office:value-type="string" office:string-value="ip route 10.134.13.128 255.255.255.224 ">
            <text:p>ip route 10.134.13.128 255.255.255.224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&quot;;[.E6];&quot; &quot;;[.B6])" office:value-type="string" office:string-value="ip route 10.134.13.160 255.255.255.224 10.134.13.30">
            <text:p>ip route 10.134.13.160 255.255.255.224 10.134.13.30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&quot;;[.E7];&quot; &quot;;[.B7])" office:value-type="string" office:string-value="ip route 10.134.13.28 255.255.255.252 ">
            <text:p>ip route 10.134.13.28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&quot;;[.E8];&quot; &quot;;[.B8])" office:value-type="string" office:string-value="ip route 10.134.13.32 255.255.255.252 ">
            <text:p>ip route 10.134.13.32 255.255.255.252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&quot;;[.E9];&quot; &quot;;[.B9])" office:value-type="string" office:string-value="ip route 10.134.13.36 255.255.255.252 ">
            <text:p>ip route 10.134.13.36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&quot;;[.E10];&quot; &quot;;[.B10])" office:value-type="string" office:string-value="ip route 10.134.13.40 255.255.255.252 ">
            <text:p>ip route 10.134.13.40 255.255.255.252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&quot;;[.E11];&quot; &quot;;[.B11])" office:value-type="string" office:string-value="ip route 10.134.13.44 255.255.255.252 ">
            <text:p>ip route 10.134.13.44 255.255.255.252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&quot;;[.E12];&quot; &quot;;[.B12])" office:value-type="string" office:string-value="ip route 10.134.13.48 255.255.255.240 10.134.13.30">
            <text:p>ip route 10.134.13.48 255.255.255.240 10.134.13.30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&quot;;[.E13];&quot; &quot;;[.B13])" office:value-type="string" office:string-value="ip route 10.134.13.64 255.255.255.224 10.134.13.37">
            <text:p>ip route 10.134.13.64 255.255.255.224 10.134.13.37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&quot;;[.E14];&quot; &quot;;[.B14])" office:value-type="string" office:string-value="ip route 10.134.13.96 255.255.255.224 ">
            <text:p>ip route 10.134.13.96 255.255.255.224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&quot;;[.E15];&quot; &quot;;[.B15])" office:value-type="string" office:string-value="ip route 10.134.5.128 255.255.255.128 ">
            <text:p>ip route 10.134.5.128 255.255.255.128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&quot;;[.E16];&quot; &quot;;[.B16])" office:value-type="string" office:string-value="ip route 10.9.12.192 255.255.255.192 10.134.13.30">
            <text:p>ip route 10.9.12.192 255.255.255.192 10.134.13.30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&quot;;[.E17];&quot; &quot;;[.B17])" office:value-type="string" office:string-value="ip route 137.43.1.0 255.255.255.252 ">
            <text:p>ip route 137.43.1.0 255.255.255.252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&quot;;[.E18];&quot; &quot;;[.B18])" office:value-type="string" office:string-value="ip route 137.43.1.4 255.255.255.252 ">
            <text:p>ip route 137.43.1.4 255.255.255.252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&quot;;[.E19];&quot; &quot;;[.B19])" office:value-type="string" office:string-value="ip route 137.43.1.8 255.255.255.252 ">
            <text:p>ip route 137.43.1.8 255.255.255.252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&quot;;[.E20];&quot; &quot;;[.B20])" office:value-type="string" office:string-value="ip route 172.13.1.192 255.255.255.252 ">
            <text:p>ip route 172.13.1.192 255.255.255.252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&quot;;[.E21];&quot; &quot;;[.B21])" office:value-type="string" office:string-value="ip route 172.13.1.196 255.255.255.252 ">
            <text:p>ip route 172.13.1.196 255.255.255.252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&quot;;[.E22];&quot; &quot;;[.B22])" office:value-type="string" office:string-value="ip route 172.13.1.200 255.255.255.252 ">
            <text:p>ip route 172.13.1.200 255.255.255.252 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&quot;;[.E23];&quot; &quot;;[.B23])" office:value-type="string" office:string-value="ip route 192.168.53.0 255.255.255.0 10.134.13.37">
            <text:p>ip route 192.168.53.0 255.255.255.0 10.134.13.37</text:p>
          </table:table-cell>
        </table:table-row>
      </table:table>
      <table:named-expressions/>
      <table:database-ranges>
        <table:database-range table:name="__Anonymous_Sheet_DB__0" table:target-range-address="Base.C2:Base.F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7.A1:R7.F23" table:display-filter-buttons="true" table:orientation="column"/>
        <table:database-range table:name="__Anonymous_Sheet_DB__2" table:target-range-address="R9.A1:R9.F23" table:display-filter-buttons="true" table:orientation="column"/>
        <table:database-range table:name="__Anonymous_Sheet_DB__3" table:target-range-address="R11.A1:R11.F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ebro </meta:initial-creator>
    <meta:creation-date>2013-11-13T14:30:16</meta:creation-date>
    <dc:date>2013-11-14T13:41:10</dc:date>
    <dc:creator>cerebro </dc:creator>
    <meta:editing-duration>PT30M40S</meta:editing-duration>
    <meta:editing-cycles>12</meta:editing-cycles>
    <meta:generator>LibreOffice/3.5$Linux_X86_64 LibreOffice_project/350m1$Build-2</meta:generator>
    <meta:document-statistic meta:table-count="4" meta:cell-count="492" meta:object-count="0"/>
  </office:meta>
</office:document-meta>
</file>